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4380" officeooo:paragraph-rsid="00174380"/>
    </style:style>
    <style:style style:name="P2" style:family="paragraph" style:parent-style-name="Standard" style:list-style-name="L1">
      <style:text-properties officeooo:rsid="0018f8a7" officeooo:paragraph-rsid="0018f8a7"/>
    </style:style>
    <style:style style:name="P3" style:family="paragraph" style:parent-style-name="Standard" style:list-style-name="L1">
      <style:text-properties officeooo:rsid="001b81f4" officeooo:paragraph-rsid="001b81f4"/>
    </style:style>
    <style:style style:name="P4" style:family="paragraph" style:parent-style-name="Standard" style:list-style-name="L1">
      <style:text-properties fo:color="#0066ff" fo:font-size="16pt" style:text-underline-style="solid" style:text-underline-width="auto" style:text-underline-color="font-color" fo:font-weight="bold" officeooo:rsid="001b81f4" officeooo:paragraph-rsid="001b81f4" style:font-size-asian="16pt" style:font-weight-asian="bold" style:font-size-complex="16pt" style:font-weight-complex="bold"/>
    </style:style>
    <style:style style:name="T1" style:family="text">
      <style:text-properties officeooo:rsid="001b81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51864746689515829" text:style-name="L1">
        <text:list-header>
          <text:p text:style-name="P4">ToDo’S RESTAURANTECH</text:p>
          <text:p text:style-name="P3"/>
        </text:list-header>
        <text:list-item>
          <text:p text:style-name="P1">Tablas en añadir producto y en mostrar comanda.</text:p>
        </text:list-item>
        <text:list-item>
          <text:p text:style-name="P1">HelpWorkShop</text:p>
        </text:list-item>
        <text:list-item>
          <text:p text:style-name="P1">Funcionalidad cobrar comanda</text:p>
        </text:list-item>
        <text:list-item>
          <text:p text:style-name="P1">Al abrir mesa, que salte directamente el dialog de añadir productos</text:p>
        </text:list-item>
        <text:list-item>
          <text:p text:style-name="P1">Añadir facturación diaria al cerrar el programa</text:p>
        </text:list-item>
        <text:list-item>
          <text:p text:style-name="P2">Actualizar <text:span text:style-name="T1">la</text:span> tabla servicio en la base de datos al cobrar la comanda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01:44.127000000</meta:creation-date>
    <dc:date>2017-02-13T11:32:24.222000000</dc:date>
    <meta:editing-duration>PT9M58S</meta:editing-duration>
    <meta:editing-cycles>2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9" meta:word-count="54" meta:character-count="299" meta:non-whitespace-character-count="261"/>
  </office:meta>
</office:document-meta>
</file>